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F16" svg:font-family="F16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Corbel" svg:font-family="Corbe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5.95cm" fo:margin-left="1.522cm" fo:margin-right="4.069cm" fo:margin-top="0cm" fo:margin-bottom="0cm" table:align="margins"/>
    </style:style>
    <style:style style:name="Table1.A" style:family="table-column">
      <style:table-column-properties style:column-width="4.327cm" style:rel-column-width="7888*"/>
    </style:style>
    <style:style style:name="Table1.B" style:family="table-column">
      <style:table-column-properties style:column-width="14.621cm" style:rel-column-width="26654*"/>
    </style:style>
    <style:style style:name="Table1.C" style:family="table-column">
      <style:table-column-properties style:column-width="17.002cm" style:rel-column-width="30993*"/>
    </style:style>
    <style:style style:name="Table1.A1" style:family="table-cell">
      <style:table-cell-properties fo:padding="0.3cm" fo:border-left="none" fo:border-right="none" fo:border-top="none" fo:border-bottom="0.002cm solid #808080"/>
    </style:style>
    <style:style style:name="Table1.B1" style:family="table-cell">
      <style:table-cell-properties fo:background-color="transparent" fo:padding="0.3cm" fo:border-left="0.002cm solid #808080" fo:border-right="none" fo:border-top="0.002cm solid #808080" fo:border-bottom="0.002cm solid #808080">
        <style:background-image/>
      </style:table-cell-properties>
    </style:style>
    <style:style style:name="Table1.B2" style:family="table-cell">
      <style:table-cell-properties fo:padding="0.3cm" fo:border-left="0.002cm solid #808080" fo:border-right="none" fo:border-top="none" fo:border-bottom="0.002cm solid #808080"/>
    </style:style>
    <style:style style:name="Table1.B3" style:family="table-cell">
      <style:table-cell-properties fo:padding="0.3cm" fo:border-left="0.002cm solid #808080" fo:border-right="0.002cm solid #808080" fo:border-top="none" fo:border-bottom="0.002cm solid #808080"/>
    </style:style>
    <style:style style:name="Table1.7" style:family="table-row">
      <style:table-row-properties style:min-row-height="2.836cm"/>
    </style:style>
    <style:style style:name="Table1.C7" style:family="table-cell">
      <style:table-cell-properties fo:background-color="#eeeeee" fo:padding="0.3cm" fo:border-left="0.002cm solid #808080" fo:border-right="none" fo:border-top="none" fo:border-bottom="0.002cm solid #808080">
        <style:background-image/>
      </style:table-cell-properties>
    </style:style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TextAlg">
      <style:text-properties fo:color="#333333" fo:font-weight="bold" style:font-weight-asian="bold" style:font-weight-complex="bold"/>
    </style:style>
    <style:style style:name="P4" style:family="paragraph" style:parent-style-name="TextAlg">
      <style:text-properties fo:color="#333333" fo:font-weight="normal" style:font-weight-asian="normal" style:font-weight-complex="normal"/>
    </style:style>
    <style:style style:name="P5" style:family="paragraph" style:parent-style-name="TextAlg">
      <style:text-properties fo:color="#333333" style:font-name="Corbel1" fo:font-size="12pt" fo:font-weight="bold" style:font-size-asian="12pt" style:font-weight-asian="bold" style:font-size-complex="12pt" style:font-weight-complex="bold"/>
    </style:style>
    <style:style style:name="P6" style:family="paragraph" style:parent-style-name="TextAlg">
      <style:text-properties fo:color="#333333" style:font-name="Corbe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Alg"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Alg">
      <style:text-properties fo:color="#33333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Alg">
      <style:text-properties fo:color="#33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TextAlg">
      <style:text-properties fo:font-style="italic" style:font-style-asian="italic" style:font-style-complex="italic"/>
    </style:style>
    <style:style style:name="P11" style:family="paragraph" style:parent-style-name="TextAlg">
      <style:text-properties style:font-name="Corbel1" fo:font-size="12pt" style:font-size-asian="12pt" style:font-size-complex="12pt"/>
    </style:style>
    <style:style style:name="P12" style:family="paragraph" style:parent-style-name="TextAlg">
      <style:text-properties style:font-name="Corbel1" fo:font-size="12pt" style:font-name-asian="F16" style:font-size-asian="12pt" style:font-name-complex="F16" style:font-size-complex="12pt"/>
    </style:style>
    <style:style style:name="P13" style:family="paragraph" style:parent-style-name="TextAlg">
      <style:text-properties style:font-name="Corbel1" fo:font-size="12pt" fo:font-weight="bold" style:font-size-asian="12pt" style:font-weight-asian="bold" style:font-size-complex="12pt" style:font-weight-complex="bold"/>
    </style:style>
    <style:style style:name="P14" style:family="paragraph" style:parent-style-name="TextAlg">
      <style:text-properties style:font-name="Corbe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Alg">
      <style:text-properties fo:font-size="12pt" style:font-size-asian="12pt" style:font-size-complex="12pt"/>
    </style:style>
    <style:style style:name="P16" style:family="paragraph" style:parent-style-name="TextAlg">
      <style:text-properties style:text-position="super 76%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Alg">
      <style:text-properties fo:color="#111111" fo:font-weight="normal" style:font-weight-asian="normal" style:font-weight-complex="normal"/>
    </style:style>
    <style:style style:name="P18" style:family="paragraph" style:parent-style-name="TextAlg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TextAlg">
      <style:text-properties fo:color="#111111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extAlg">
      <style:text-properties fo:color="#111111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Alg">
      <style:paragraph-properties>
        <style:tab-stops>
          <style:tab-stop style:position="21.299cm"/>
        </style:tab-stops>
      </style:paragraph-properties>
    </style:style>
    <style:style style:name="P22" style:family="paragraph" style:parent-style-name="TextAlg">
      <style:text-properties fo:font-weight="normal" style:font-weight-asian="normal" style:font-weight-complex="normal"/>
    </style:style>
    <style:style style:name="P23" style:family="paragraph" style:parent-style-name="TextAlg">
      <style:text-properties fo:font-style="normal" style:font-style-asian="normal" style:font-style-complex="normal"/>
    </style:style>
    <style:style style:name="P24" style:family="paragraph" style:parent-style-name="TextAlg">
      <style:paragraph-properties fo:margin-top="0.049cm" fo:margin-bottom="0.049cm" style:text-autospace="none"/>
      <style:text-properties style:font-name="Corbel1" fo:font-size="12pt" fo:font-style="normal" style:font-name-asian="Mangal1" style:font-size-asian="12pt" style:font-style-asian="italic" style:font-style-complex="normal"/>
    </style:style>
    <style:style style:name="P25" style:family="paragraph" style:parent-style-name="TextAlg">
      <style:paragraph-properties fo:margin-top="0.049cm" fo:margin-bottom="0.049cm" style:text-autospace="none"/>
    </style:style>
    <style:style style:name="P26" style:family="paragraph" style:parent-style-name="TextAlg">
      <style:paragraph-properties text:number-lines="false" text:line-number="0"/>
    </style:style>
    <style:style style:name="P27" style:family="paragraph" style:parent-style-name="TextAlg">
      <style:paragraph-properties fo:break-before="page"/>
      <style:text-properties fo:font-size="12pt" style:font-size-asian="12pt" style:font-size-complex="12pt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Alg" style:list-style-name="L1"/>
    <style:style style:name="P30" style:family="paragraph" style:parent-style-name="TextAlg" style:list-style-name="L1">
      <style:text-properties fo:font-size="12pt" style:font-size-asian="12pt" style:font-size-complex="12pt"/>
    </style:style>
    <style:style style:name="P31" style:family="paragraph" style:parent-style-name="TextAlg" style:list-style-name="L2">
      <style:text-properties style:font-name="Corbel1" fo:font-size="12pt" style:font-size-asian="12pt" style:font-size-complex="12pt"/>
    </style:style>
    <style:style style:name="P32" style:family="paragraph" style:parent-style-name="TextAlg" style:list-style-name="L3"/>
    <style:style style:name="P33" style:family="paragraph" style:parent-style-name="TextAlg" style:list-style-name="L3">
      <style:text-properties fo:color="#333333" fo:font-weight="bold" style:font-weight-asian="bold" style:font-weight-complex="bold"/>
    </style:style>
    <style:style style:name="P34" style:family="paragraph" style:parent-style-name="TextAlg" style:list-style-name="L3">
      <style:text-properties fo:color="#111111" fo:font-weight="normal" style:font-weight-asian="normal" style:font-weight-complex="normal"/>
    </style:style>
    <style:style style:name="P35" style:family="paragraph" style:parent-style-name="TextAlg" style:list-style-name="L4">
      <style:text-properties fo:color="#111111" fo:font-weight="normal" style:font-weight-asian="normal" style:font-weight-complex="normal"/>
    </style:style>
    <style:style style:name="P36" style:family="paragraph" style:parent-style-name="TextAlg" style:list-style-name="L5"/>
    <style:style style:name="P37" style:family="paragraph" style:parent-style-name="TextAlg" style:list-style-name="L6"/>
    <style:style style:name="P38" style:family="paragraph" style:parent-style-name="TextAlg" style:list-style-name="L6">
      <style:text-properties style:text-underline-style="solid" style:text-underline-width="auto" style:text-underline-color="font-color"/>
    </style:style>
    <style:style style:name="T1" style:family="text">
      <style:text-properties fo:color="#333333"/>
    </style:style>
    <style:style style:name="T2" style:family="text">
      <style:text-properties fo:color="#333333" fo:font-weight="bold" style:font-weight-asian="bold" style:font-weight-complex="bold"/>
    </style:style>
    <style:style style:name="T3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333333" fo:font-weight="normal" style:font-weight-asian="normal" style:font-weight-complex="normal"/>
    </style:style>
    <style:style style:name="T5" style:family="text"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333333" style:text-position="super 76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333333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333333" style:text-underline-style="none" fo:font-weight="bold" style:font-weight-asian="bold" style:font-weight-complex="bold"/>
    </style:style>
    <style:style style:name="T9" style:family="text">
      <style:text-properties fo:color="#333333" style:text-position="0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333333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style-asian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style:font-name-asian="F16" style:font-style-asian="italic" style:font-weight-asian="bold" style:font-name-complex="F16" style:font-style-complex="italic" style:font-weight-complex="bold"/>
    </style:style>
    <style:style style:name="T19" style:family="text">
      <style:text-properties fo:font-style="italic" fo:font-weight="bold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111111"/>
    </style:style>
    <style:style style:name="T22" style:family="text">
      <style:text-properties fo:color="#11111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11111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111111" fo:font-weight="bold" style:font-weight-asian="bold" style:font-weight-complex="bold"/>
    </style:style>
    <style:style style:name="T25" style:family="text">
      <style:text-properties fo:color="#111111" fo:font-weight="normal" style:font-weight-asian="normal" style:font-weight-complex="normal"/>
    </style:style>
    <style:style style:name="T26" style:family="text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111111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111111" fo:font-style="italic" style:font-style-asian="italic" style:font-style-complex="italic"/>
    </style:style>
    <style:style style:name="T29" style:family="text">
      <style:text-properties fo:color="#111111" style:text-position="sub 74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111111" style:text-position="0% 10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111111" style:text-position="0% 100%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111111" style:text-position="super 76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3" style:family="text">
      <style:text-properties fo:color="#11111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4" style:family="text">
      <style:text-properties fo:color="#111111" style:font-name="Corbel1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T35" style:family="text">
      <style:text-properties fo:color="#111111" style:font-name="Corbel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color="#ff0000" style:text-underline-style="solid" style:text-underline-width="auto" style:text-underline-color="font-color"/>
    </style:style>
    <style:style style:name="T38" style:family="text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font-name-asian="F16" style:font-name-complex="F16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text-position="super 76%"/>
    </style:style>
    <style:style style:name="T43" style:family="text">
      <style:text-properties style:text-position="super 76%" fo:font-style="italic" style:font-style-asian="italic" style:font-style-complex="italic"/>
    </style:style>
    <style:style style:name="T44" style:family="text">
      <style:text-properties style:text-position="super 76%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style:text-position="super 76%"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style:font-style-asian="normal" style:font-style-complex="normal"/>
    </style:style>
    <style:style style:name="T5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-25% 100%" fo:font-style="italic" fo:font-weight="bold" style:font-weight-asian="bold" style:font-style-complex="italic" style:font-weight-complex="bold"/>
    </style:style>
    <style:style style:name="T52" style:family="text">
      <style:text-properties style:text-position="sub 74%"/>
    </style:style>
    <style:style style:name="T53" style:family="text">
      <style:text-properties fo:color="#000000"/>
    </style:style>
    <style:style style:name="T5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color="#000000" style:text-position="sub 58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euzeto iz : </text:p>
      <text:list xml:id="list1033939345588760945" text:style-name="L1">
        <text:list-item>
          <text:p text:style-name="P30">Prirodom inspirirani optimizacijski algoritmi, <text:s/>Marko Ćupić</text:p>
        </text:list-item>
        <text:list-item>
          <text:p text:style-name="P29"><text:a xlink:type="simple" xlink:href="http://www.cs.unict.it/~nicosia/papers/conferences/Nicosia-ICARIS05-optIAvsCLONALG.pdf"><text:span text:style-name="T41">Clonal Selection Algorithms: A Comparative Case Study Using Eﬀective Mutation Potentials, Vincenzo Cutello, Giuseppe Narzisi, Giuseppe Nicosia, and Mario Pavone</text:span></text:a></text:p>
        </text:list-item>
        <text:list-item>
          <text:p text:style-name="P29"><text:a xlink:type="simple" xlink:href="http://paper.ijcsns.org/07_book/201004/20100405.pdf"><text:span text:style-name="T41">Artificial Immune Clonal Selection Algorithms: A Comparative <text:s/>Study of CLONALG, opt-IA, and BCA with Numerical <text:s/>Optimization Problems</text:span></text:a></text:p>
        </text:list-item>
      </text:list>
      <text:p text:style-name="P15"/>
      <text:p text:style-name="P8"/>
      <text:p text:style-name="Text_20_body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B1" table:number-columns-spanned="2" office:value-type="string">
            <text:p text:style-name="P5">objašnjenje:</text:p>
            <text:p text:style-name="P5"/>
            <text:p text:style-name="P11"><text:span text:style-name="T16"><text:s/>Clonal Selection Algorithm</text:span> <text:s/>(CS) su posebna vrsta Imunoloskih algoritama (Immune algorithms) koji su inspirirani klonskom selekcijom ljudskog imunološkog sustava. <text:s/></text:p>
            <text:p text:style-name="P11">3 primjera CSalgoritama <text:s/>su : </text:p>
            <text:list xml:id="list8558699103785768012" text:style-name="L2">
              <text:list-item>
                <text:p text:style-name="P31">CLONal selection <text:s/>ALGorithm (CLONALG) ,</text:p>
              </text:list-item>
              <text:list-item>
                <text:p text:style-name="P31">optimization Immune <text:s/>Algorithm (opt-IA) </text:p>
              </text:list-item>
              <text:list-item>
                <text:p text:style-name="P31">B-Cell Algorithm (BCA)</text:p>
              </text:list-item>
            </text:list>
            <text:p text:style-name="P11"/>
          </table:table-cell>
          <table:covered-table-cell/>
        </table:table-row>
        <table:table-row>
          <table:table-cell table:style-name="Table1.A1" office:value-type="string">
            <text:p text:style-name="P3">pseudokod:</text:p>
          </table:table-cell>
          <table:table-cell table:style-name="Table1.B2" office:value-type="string">
            <text:p text:style-name="P3">CLONALG(Ag,N, <text:s/>l, n, d, beta, c)</text:p>
            <text:p text:style-name="TextAlg">CLONALG <text:span text:style-name="T14">je <text:s/>populacijski algoritam kojeg karakteriziraju 2 entiteta: <text:s/>antigen Ag i <text:s/>antitijelo (</text:span><text:span text:style-name="T20">antibody</text:span><text:span text:style-name="T14">) Ab. </text:span></text:p>
            <text:p text:style-name="P22">Algoritam koristi 2 imunološka opetarora: kloniranje i ihipermutaciju</text:p>
            <text:p text:style-name="P13"/>
            <text:p text:style-name="P11"><text:span text:style-name="T46">Antitijelo</text:span> je zapravo jedno rješenje problema koji se optimira. <text:s/></text:p>
            <text:p text:style-name="P11"><text:span text:style-name="T46">Antigen</text:span> u ovom kontekstu predstavlja samu funkciju čiji se optimum traži. </text:p>
            <text:p text:style-name="P11"><text:span text:style-name="T46">Afinitet <text:s/></text:span><text:span text:style-name="T14">je dobrota</text:span><text:span text:style-name="T46"> </text:span>pojedinog antitijela (rješenja) prema antigenu (funkciji).</text:p>
            <text:p text:style-name="P11"/>
            <text:p text:style-name="P12"><text:s/></text:p>
            <text:p text:style-name="P11"><text:span text:style-name="T17">Ag</text:span> <text:s text:c="8"/>- <text:s/>antigen, funkcija koju optimiramo</text:p>
            <text:p text:style-name="P11"><text:span text:style-name="T17">l </text:span><text:s text:c="13"/>- <text:s/>antitijela su nizovi od <text:span text:style-name="T17">l</text:span> elemenata, pri čemu su elementi realni brojevi pa se svako antitijelo <text:s/>može promatrati kao točka u<text:span text:style-name="T17"> l</text:span>-dimenzijskom prostoru</text:p>
            <text:p text:style-name="P11"><text:span text:style-name="T17">N </text:span><text:s text:c="11"/>- <text:s text:c="2"/>broj antitijela u populaciji</text:p>
            <text:p text:style-name="P11"><text:span text:style-name="T17">n</text:span> <text:s text:c="12"/>- <text:s text:c="2"/>broj koji određuje koliko će ce antitijela iz populacije klonirati</text:p>
            <text:p text:style-name="P11"><text:span text:style-name="T17">d</text:span> <text:s text:c="12"/>- <text:s text:c="2"/>parametar koji određuje broj novih jedinki koje ćemo u svakom koraku slučajno stvoriti i dodati u populaciju</text:p>
            <text:p text:style-name="P11"><text:span text:style-name="T17">beta</text:span> <text:s text:c="6"/>- <text:s/>parametar koji određuje veličinu populacije klonova ( broj klonova svakog antitijela)</text:p>
            <text:p text:style-name="P11"><text:span text:style-name="T17">c</text:span> <text:s text:c="14"/>- parametar mutacije</text:p>
            <text:p text:style-name="P14"/>
          </table:table-cell>
          <table:table-cell table:style-name="Table1.B2" office:value-type="string">
            <text:p text:style-name="P5">opt-IA (Ag, N, <text:s/>l, dup, c, <text:s/>tauB)</text:p>
            <text:p text:style-name="P6">Opt-IA algotiram koristi takođe 2 entiteta: antigen Ag i B stanice (odnosno, Ab).</text:p>
            <text:p text:style-name="P6">Algoritam koristi 3 imunološka operatora : kloniranje, hipermutaciju i starenje.</text:p>
            <text:p text:style-name="P6"/>
            <text:p text:style-name="P6">-</text:p>
            <text:p text:style-name="P6">-</text:p>
            <text:p text:style-name="P6">-</text:p>
            <text:p text:style-name="P6">-</text:p>
            <text:p text:style-name="P6">-</text:p>
            <text:p text:style-name="P6">-</text:p>
            <text:p text:style-name="P6"/>
            <text:p text:style-name="P6"/>
            <text:p text:style-name="P11"><text:span text:style-name="T17">Ag</text:span> <text:s text:c="8"/>- <text:s/>antigen, funkcija koju optimiramo</text:p>
            <text:p text:style-name="P11"><text:span text:style-name="T17">l </text:span><text:s text:c="13"/>- <text:s/>antitijela su nizovi od <text:span text:style-name="T17">l</text:span> elemenata, pri čemu su elementi realni brojevi pa se svako antitijelo <text:s/>može promatrati kao točka u<text:span text:style-name="T17"> l</text:span>-dimenzijskom prostoru</text:p>
            <text:p text:style-name="P11"><text:span text:style-name="T17">N </text:span><text:s text:c="11"/>- <text:s text:c="2"/>broj antitijela u populaciji</text:p>
            <text:p text:style-name="P6"><text:span text:style-name="T54">dup</text:span><text:span text:style-name="T53"> </text:span><text:s text:c="11"/>- <text:s text:c="2"/>cijeli broj koji određuje koliko će se puta svako antitijeli klonirati</text:p>
            <text:p text:style-name="P6"><text:span text:style-name="T54">c</text:span><text:span text:style-name="T53"> <text:s/></text:span><text:s text:c="13"/>- parametar mutacije</text:p>
            <text:p text:style-name="P6"><text:span text:style-name="T54">tauB(τ</text:span><text:span text:style-name="T55">B</text:span><text:span text:style-name="T53"> ) </text:span><text:s/>- <text:s/>najveći broj generacija bez poboljšanja</text:p>
          </table:table-cell>
        </table:table-row>
        <table:table-row>
          <table:table-cell table:style-name="Table1.A1" office:value-type="string">
            <text:p text:style-name="P3"><text:s text:c="5"/>t = 0</text:p>
          </table:table-cell>
          <table:table-cell table:style-name="Table1.B3" table:number-columns-spanned="2" office:value-type="string">
            <text:p text:style-name="TextAlg"><text:span text:style-name="T17">t</text:span> <text:s text:c="13"/>- <text:s/>brojač se postavlja na o</text:p>
          </table:table-cell>
          <table:covered-table-cell/>
        </table:table-row>
        <table:table-row>
          <table:table-cell table:style-name="Table1.A1" office:value-type="string">
            <text:p text:style-name="P3"><text:s text:c="5"/>inicijaliziraj P(0) = {x1, x2, ..., x<text:span text:style-name="T52">N</text:span>}</text:p>
          </table:table-cell>
          <table:table-cell table:style-name="Table1.B3" table:number-columns-spanned="2" office:value-type="string">
            <text:p text:style-name="TextAlg"><text:s/><text:span text:style-name="T17">P(0)</text:span> <text:s text:c="6"/>- <text:s/>početna populacija antitijela se stvara nekim slučajnim mehanizmom unutar prostora pretraživanja.</text:p>
          </table:table-cell>
          <table:covered-table-cell/>
        </table:table-row>
        <table:table-row>
          <table:table-cell table:style-name="Table1.A1" office:value-type="string">
            <text:p text:style-name="P3"><text:s text:c="5"/>ponavljaj dok nije zaustavi(P(t))</text:p>
          </table:table-cell>
          <table:table-cell table:style-name="Table1.B3" table:number-columns-spanned="2" office:value-type="string">
            <text:p text:style-name="TextAlg">ulazak u petlju koja se ponavlja dok uvjet zaustavljanja nije zadovoljen</text:p>
            <text:p text:style-name="TextAlg">(autori izvorno kao uvjet zaustavljanja jedino navode fiksan broj iteracija)</text:p>
          </table:table-cell>
          <table:covered-table-cell/>
        </table:table-row>
        <table:table-row>
          <table:table-cell table:style-name="Table1.A1" office:value-type="string">
            <text:p text:style-name="P3"><text:s text:c="12"/>evaluiraj(P(t), Ag)</text:p>
          </table:table-cell>
          <table:table-cell table:style-name="Table1.B3" table:number-columns-spanned="2" office:value-type="string">
            <text:p text:style-name="P2"/>
          </table:table-cell>
          <table:covered-table-cell/>
        </table:table-row>
        <table:table-row table:style-name="Table1.7">
          <table:table-cell table:style-name="Table1.A1" office:value-type="string">
            <text:p text:style-name="P3"><text:s text:c="12"/>P(t) = odaberi(P(t), n)</text:p>
          </table:table-cell>
          <table:table-cell table:style-name="Table1.B2" office:value-type="string">
            <text:p text:style-name="P12">Odabiru se <text:s/>antitijela <text:s/>iz populacije <text:span text:style-name="T17">P(t) </text:span>koja će se klonirati. Izvorno, algoritam odabire sva antitijela, no dozvoljava se i odabir manjeg broja <text:span text:style-name="T16">(n&lt;= N)</text:span></text:p>
            <text:p text:style-name="P11"><text:span text:style-name="T18">P(t)</text:span><text:span text:style-name="T40"> <text:s text:c="5"/>- odabrana populacija veličine n</text:span></text:p>
            <text:p text:style-name="P12"/>
          </table:table-cell>
          <table:table-cell table:style-name="Table1.C7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><text:s text:c="12"/>P<text:span text:style-name="T43">clo</text:span> = kloniraj(P(t), beta)</text:p>
          </table:table-cell>
          <table:table-cell table:style-name="Table1.B2" office:value-type="string">
            <text:p text:style-name="TextAlg"><text:span text:style-name="T4">Pristupa se procesu kloniranju odabranih antitijela koji stvara <text:s/>populacija </text:span><text:span text:style-name="T7">P</text:span><text:span text:style-name="T6">clo</text:span><text:span text:style-name="T4">.</text:span></text:p>
            <text:p text:style-name="P3"/>
            <text:p text:style-name="TextAlg"><text:span text:style-name="T2">statičko kloniranje </text:span>: <text:s/>svako antitijelo iz <text:s/>trenutne populacije <text:s/>se klonira se <text:span text:style-name="T17">se beta</text:span><text:span text:style-name="T46"> </text:span><text:span text:style-name="T17">*N</text:span><text:span text:style-name="T46"> </text:span>puta, čime stvara <text:s/>populaciju klonova <text:span text:style-name="T17">P</text:span><text:span text:style-name="T44">clo</text:span> veličine <text:span text:style-name="T17"><text:s/></text:span><text:span text:style-name="T17"><draw:frame draw:style-name="fr1" draw:name="Object4" text:anchor-type="as-char" svg:y="-0.713cm" svg:width="3.588cm" svg:height="1.13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6">. </text:span></text:p>
            <text:p text:style-name="P23"/>
            <text:p text:style-name="P10"/>
            <text:p text:style-name="TextAlg"><text:span text:style-name="T3">proporcionalno kloniranje: </text:span><text:span text:style-name="T22"><text:s/></text:span><text:span text:style-name="T23">za svako antitijelo stvara se broj klonova koji je proporcionalan afinitetu (dobroti) antitijela.</text:span><text:span text:style-name="T21"> Š</text:span>to je jedinka bolja , to je broj klonova veći.</text:p>
            <text:p text:style-name="TextAlg"><text:s/><text:span text:style-name="T46">N</text:span><text:span text:style-name="T13">C</text:span> <text:s/>- <text:s text:c="4"/>ukupni broj klonova koji će ući u populaciju klonova <text:s/><text:span text:style-name="T17">P</text:span><text:span text:style-name="T44">clo</text:span> <text:s/>i <text:s/>određen je parametrom prema izrazu:</text:p>
            <text:p text:style-name="TextAlg"><draw:frame draw:style-name="fr1" draw:name="Object1" text:anchor-type="as-char" svg:y="-0.953cm" svg:width="4.316cm" svg:height="1.526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extAlg">gdje je <draw:frame draw:style-name="fr1" draw:name="Object2" text:anchor-type="as-char" svg:y="-0.533cm" svg:width="0.637cm" svg:height="0.69cm" draw:z-index="2"><draw:object xlink:href="./Object 2" xlink:type="simple" xlink:show="embed" xlink:actuate="onLoad"/><draw:image xlink:href="./ObjectReplacements/Object 2" xlink:type="simple" xlink:show="embed" xlink:actuate="onLoad"/></draw:frame>funkcija poda</text:p>
            <text:p text:style-name="TextAlg">*pretpostavljam da je populacija u ovom slučaju sortitana po dobroti, od najboljeg do najlošijeg</text:p>
            <text:p text:style-name="TextAlg"/>
            <text:p text:style-name="TextAlg"><text:span text:style-name="T2">vjerojatnosno kloniranje</text:span><text:span text:style-name="T1">:</text:span><text:span text:style-name="T21"> </text:span>definira parametar <text:span text:style-name="T17">p</text:span><text:span text:style-name="T12">c</text:span><text:span text:style-name="T17"> </text:span>(<text:span text:style-name="T16"> clonal selection rate</text:span>) temeljem kojeg iz izvorne populacije bira antitijela koja će biti klonirana.</text:p>
            <text:p text:style-name="P4"/>
          </table:table-cell>
          <table:table-cell table:style-name="Table1.B2" office:value-type="string">
            <text:p text:style-name="TextAlg"><text:span text:style-name="T4">Pristupa se procesu kloniranju odabranih antitijela koji stvara <text:s/>populacija </text:span><text:span text:style-name="T7">P</text:span><text:span text:style-name="T6">clo</text:span><text:span text:style-name="T4">.</text:span></text:p>
            <text:p text:style-name="TextAlg"><text:span text:style-name="T2">statičko kloniranje </text:span>: opt-IA implementira nešto jednostavniji način kloniranja </text:p>
            <text:p text:style-name="TextAlg"><text:s text:c="2"/>svako antitijelo iz izvorne populacije klonira<text:span text:style-name="T17"> <text:s/>se dup</text:span><text:span text:style-name="T46"> </text:span>puta, čime <text:s/>stvara <text:s/>populaciju klonova <text:span text:style-name="T17">P</text:span><text:span text:style-name="T44">clo</text:span> veličine<text:span text:style-name="T46"> </text:span><text:span text:style-name="T17">N*dup</text:span></text:p>
            <text:p text:style-name="P23">(<text:span text:style-name="T16">N = populationSize</text:span>)</text:p>
          </table:table-cell>
        </table:table-row>
        <table:table-row>
          <table:table-cell table:style-name="Table1.A1" table:number-rows-spanned="6" office:value-type="string">
            <text:p text:style-name="P3"><text:s text:c="12"/>P<text:span text:style-name="T42">hyp</text:span> = hipermutiraj(P<text:span text:style-name="T42">clo</text:span>)</text:p>
          </table:table-cell>
          <table:table-cell table:style-name="Table1.B3" table:number-columns-spanned="2" office:value-type="string">
            <text:p text:style-name="TextAlg">Tijekom faze hipermutacije provodi se mutacija nad populacijom klonova čime nastaje sazrela populacija klonova <text:span text:style-name="T17">P</text:span><text:span text:style-name="T44">hyp.</text:span></text:p>
            <text:p text:style-name="P16"/>
            <text:p text:style-name="P26">Broj mutacija <text:span text:style-name="T19">M</text:span> <text:s/>koje će se napraviti nad jednim antitijelom određen je stopom mutacije.</text:p>
            <text:p text:style-name="P24">Operatori hipermutacije mijenjaju antitijela koristeći različite stope mutacije.<text:span text:style-name="T15"> <text:s/>Konkretno, operatori pokušaju mutirati svako antitijelo </text:span><text:span text:style-name="T19">M</text:span><text:span text:style-name="T15"> puta bez korištenja vjerojatnosti mutacije </text:span><text:span text:style-name="T19">p</text:span><text:span text:style-name="T51">m</text:span><text:span text:style-name="T15"> koju tipično koriste genetski algoritmi.</text:span></text:p>
            <text:p text:style-name="P25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P7"/>
            <text:p text:style-name="P19"/>
            <text:p text:style-name="TextAlg"><text:span text:style-name="T5">statička hipermutacija:</text:span><text:span text:style-name="T8"> <text:s/></text:span><text:span text:style-name="T25">broj mutacija ne ovisi o funkciji dobrote</text:span><text:span text:style-name="T27"> f(x)</text:span><text:span text:style-name="T25">, već je ograničen nekom konstantom </text:span><text:span text:style-name="T27">c</text:span></text:p>
            <text:p text:style-name="P9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P7">proporcionalna hipermutacije: </text:p>
            <text:p text:style-name="TextAlg"><text:span text:style-name="T2">B</text:span><text:span text:style-name="T25">roj mutacija </text:span><text:span text:style-name="T30">M </text:span><text:span text:style-name="T25"><text:s/>nad jednim antitijelom proporcionalan je funkciji dobrote </text:span><text:span text:style-name="T27">f(x) </text:span><text:span text:style-name="T23">tog antitijela</text:span><text:span text:style-name="T25">, te je određen izrazom :</text:span></text:p>
            <text:p text:style-name="P17"><draw:frame draw:style-name="fr1" draw:name="Object3" text:anchor-type="as-char" svg:y="-0.503cm" svg:width="6.959cm" svg:height="0.707cm" draw:z-index="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TextAlg"><text:span text:style-name="T25">Gdje je </text:span><text:span text:style-name="T27">f'</text:span><text:span text:style-name="T25"> minimalna dobrota antitijela iz trenutne populacije, </text:span><text:span text:style-name="T31"><text:s/></text:span><text:span text:style-name="T30">l</text:span><text:span text:style-name="T31"> dimenzija antitijela,</text:span><text:span text:style-name="T25"> </text:span><text:span text:style-name="T27">c</text:span><text:span text:style-name="T23"> korisnički definirana konstanta</text:span></text:p>
            <text:p text:style-name="P18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P3"><text:span text:style-name="T36">inverzno proporcionalna hipermutacija:</text:span> </text:p>
            <text:p text:style-name="P17"/>
            <text:list xml:id="list1501040694820461599" text:style-name="L3">
              <text:list-item>
                <text:p text:style-name="P32"><text:span text:style-name="T9">B</text:span><text:span text:style-name="T31">roj mutacija </text:span><text:span text:style-name="T30">M </text:span><text:span text:style-name="T31"><text:s/>nad jednim antitijelom s</text:span><text:span text:style-name="T48"> afinitetom </text:span><text:span text:style-name="T50">f(x)</text:span><text:span text:style-name="T48"> <text:s text:c="2"/>jednak je</text:span><text:span text:style-name="T50"> </text:span><text:span text:style-name="T50"><draw:frame draw:style-name="fr1" draw:name="Object5" text:anchor-type="as-char" svg:y="-0.473cm" svg:width="1.339cm" svg:height="0.603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50"> </text:span><text:span text:style-name="T48">gdje je </text:span><text:span text:style-name="T50">l</text:span><text:span text:style-name="T48"> dimenzija antitijela, a </text:span><text:span text:style-name="T50">p</text:span><text:span text:style-name="T48"> intezitet mutacije dan</text:span><text:span text:style-name="T50"> </text:span><text:span text:style-name="T48">izrazom: </text:span></text:p>
                <text:p text:style-name="P32"><draw:frame draw:style-name="fr1" draw:name="Object8" text:anchor-type="as-char" svg:y="-0.654cm" svg:width="2.379cm" svg:height="0.792cm" draw:z-index="6"><draw:object xlink:href="./Object 10" xlink:type="simple" xlink:show="embed" xlink:actuate="onLoad"/><draw:image xlink:href="./ObjectReplacements/Object 10" xlink:type="simple" xlink:show="embed" xlink:actuate="onLoad"/></draw:frame> ili <draw:frame draw:style-name="fr1" draw:name="Object14" text:anchor-type="as-char" svg:y="-0.93cm" svg:width="2.605cm" svg:height="1.496cm" draw:z-index="7"><draw:object xlink:href="./Object 14" xlink:type="simple" xlink:show="embed" xlink:actuate="onLoad"/><draw:image xlink:href="./ObjectReplacements/Object 14" xlink:type="simple" xlink:show="embed" xlink:actuate="onLoad"/></draw:frame></text:p>
                <text:p text:style-name="P33"><text:span text:style-name="T23">gdje je <text:s/></text:span><text:span text:style-name="T34">ρ</text:span><text:span text:style-name="T35"> </text:span><text:span text:style-name="T25">korisnički definiran parametar, a </text:span><text:span text:style-name="T28">f </text:span><text:span text:style-name="T25">normalizirana vrijednost afiniteta (između [0,1]).</text:span></text:p>
                <text:p text:style-name="P34"/>
              </text:list-item>
            </text:list>
            <text:p text:style-name="P17"/>
            <text:list xml:id="list38727916" text:continue-numbering="true" text:style-name="L3">
              <text:list-item>
                <text:p text:style-name="P33"><text:span text:style-name="T25">broj mutacija nad jednim antitijelom obrnuto je proporcionalan funkciji dobrote</text:span><text:span text:style-name="T28"> f(x) </text:span><text:span text:style-name="T23">tog antitijela</text:span><text:span text:style-name="T25">, te je određen izrazom :</text:span></text:p>
              </text:list-item>
            </text:list>
            <text:list xml:id="list7163797430298472547" text:style-name="L4">
              <text:list-header>
                <text:p text:style-name="P35"><draw:frame draw:style-name="fr1" draw:name="Object6" text:anchor-type="as-char" svg:y="-0.723cm" svg:width="7.223cm" svg:height="1.184cm" draw:z-index="8"><draw:object xlink:href="./Object 4" xlink:type="simple" xlink:show="embed" xlink:actuate="onLoad"/><draw:image xlink:href="./ObjectReplacements/Object 4" xlink:type="simple" xlink:show="embed" xlink:actuate="onLoad"/></draw:frame></text:p>
                <text:p text:style-name="P35">Gdje je <text:span text:style-name="T17">f'</text:span> dobrota <text:s/>najboljeg antitijela iz trenutne populacije,<text:span text:style-name="T49"> </text:span><text:span text:style-name="T50">l</text:span><text:span text:style-name="T49"> dimenzija antitijela,</text:span> <text:span text:style-name="T17">c</text:span><text:span text:style-name="T47"> korisnički definirana konstanta</text:span></text:p>
              </text:list-header>
            </text:list>
            <text:p text:style-name="P20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TextAlg"><text:span text:style-name="T2">hipermakromutacija:</text:span><text:span text:style-name="T4"> </text:span><text:span text:style-name="T25">broj mutacija ne ovisi niti o funkciji dobrote, niti o konstanti </text:span><text:span text:style-name="T27">c</text:span><text:span text:style-name="T26">, </text:span><text:span text:style-name="T23">a dan je izrazom:</text:span></text:p>
            <text:p text:style-name="P17"><draw:frame draw:style-name="fr1" draw:name="Object9" text:anchor-type="as-char" svg:y="-0.471cm" svg:width="3.761cm" svg:height="0.663cm" draw:z-index="9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TextAlg"><text:span text:style-name="T25">Mutacija se radi tako da se slučajno odaberu dva indeksa </text:span><text:span text:style-name="T27">i </text:span><text:span text:style-name="T26"><text:s/></text:span><text:span text:style-name="T23">i </text:span><text:span text:style-name="T26"><text:s/></text:span><text:span text:style-name="T27">j</text:span><text:span text:style-name="T26"> </text:span><text:span text:style-name="T25">tako da vrijedi</text:span><text:span text:style-name="T25"><draw:frame draw:style-name="fr1" draw:name="Object7" text:anchor-type="as-char" svg:y="-0.439cm" svg:width="1.632cm" svg:height="0.547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25">(gdje je </text:span><text:span text:style-name="T27">l</text:span><text:span text:style-name="T25"> dimenzija antitijela).</text:span></text:p>
            <text:p text:style-name="TextAlg"><text:span text:style-name="T25">Mijenja se najviše </text:span><text:span text:style-name="T27">M</text:span><text:span text:style-name="T29">m</text:span><text:span text:style-name="T25"> gena u antitijelu tako da se s određenom vjerojatnošću mutiraju svi geni u nizu počev od </text:span><text:span text:style-name="T27">i</text:span><text:span text:style-name="T25">-tog pa do </text:span><text:span text:style-name="T27">j</text:span><text:span text:style-name="T23">-tog</text:span><text:span text:style-name="T26">.</text:span></text:p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TextAlg">može i kombinacija ovih hipermutacija</text:p>
          </table:table-cell>
          <table:covered-table-cell/>
        </table:table-row>
        <table:table-row>
          <table:table-cell table:style-name="Table1.A1" office:value-type="string">
            <text:p text:style-name="P3"><text:s text:c="12"/>evaluiraj(P<text:span text:style-name="T42">hyp</text:span>, Ag)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<text:s text:c="12"/>starenje (P(t+1))</text:p>
          </table:table-cell>
          <table:table-cell table:style-name="Table1.C7" office:value-type="string">
            <text:p text:style-name="TextAlg"/>
          </table:table-cell>
          <table:table-cell table:style-name="Table1.B2" office:value-type="string">
            <text:p text:style-name="TextAlg">Starenje je operator koji osigurava da antitijelo ne ostane predugo u populaciji, odnosno spriječava preuranjenu konvergenciju. Definira se vrijeme <text:s/>τ<text:span text:style-name="T11">B</text:span> koje određuje najveći broj generacija tijekom kojeg antitijelo može preživjeti u populaciji. Kod kloniranja klonovima se <text:s/>prepisuje starost roditelja, a nakon evaluacije, klonovima koji su bolji od svojih roditelja starost se resetira na 0.</text:p>
            <text:p text:style-name="TextAlg"/>
            <text:p text:style-name="TextAlg"><text:span text:style-name="T2">statički operatora starenja : </text:span>Po isteku τ<text:span text:style-name="T11">B</text:span> vremena, antitijelo se briše iz populacije, neovisno o njegovoj dobroti. </text:p>
            <text:list xml:id="list2198508346165837258" text:style-name="L5">
              <text:list-item>
                <text:p text:style-name="P36"><text:span text:style-name="T38">elitistička verzija</text:span><text:span text:style-name="T39"> </text:span><text:span text:style-name="T37"><text:s/></text:span><text:span text:style-name="T36">algoritma</text:span> :postiže se tako da se u svakoj iteraciji starost najboljeg antitijela također resetira na 0 (čime se osigurava da najbolje antitijelo nikada ne bude uništeno).</text:p>
              </text:list-item>
            </text:list>
            <text:p text:style-name="TextAlg"/>
            <text:p text:style-name="TextAlg"><text:span text:style-name="T2">stohastički operatora starenja :</text:span> djeluje kao i <text:span text:style-name="T2">statički operatora starenja <text:s/></text:span><text:span text:style-name="T4">uz dodatak da</text:span> antitijelo iz populacije može biti izbrisano i prije isteka τ<text:span text:style-name="T11">B</text:span>, <text:s/>što je definirano vjerojatnošću preživljavanja koja se smanjuje povećanjem starosti antitijela. <text:s/>Vjerojatnost preživljavanja je dana izrazom: </text:p>
            <text:p text:style-name="TextAlg"><draw:frame draw:style-name="fr1" draw:name="Object10" text:anchor-type="as-char" svg:y="-0.556cm" svg:width="6.092cm" svg:height="0.748cm" draw:z-index="3"><draw:object xlink:href="./Object 8" xlink:type="simple" xlink:show="embed" xlink:actuate="onLoad"/><draw:image xlink:href="./ObjectReplacements/Object 8" xlink:type="simple" xlink:show="embed" xlink:actuate="onLoad"/></draw:frame></text:p>
            <text:list xml:id="list1376442479022295676" text:style-name="L6">
              <text:list-header>
                <text:p text:style-name="P38"/>
              </text:list-header>
              <text:list-item>
                <text:p text:style-name="P37"><text:span text:style-name="T36">elitistička verzija</text:span> <text:span text:style-name="T36"><text:s/>algoritma</text:span> : postiže se tako da se vjerojatnost preživljavanja za najbolje antitijelo uvijek postavi na 1.</text:p>
              </text:list-item>
            </text:list>
          </table:table-cell>
        </table:table-row>
        <table:table-row>
          <table:table-cell table:style-name="Table1.A1" office:value-type="string">
            <text:p text:style-name="P3"><text:s text:c="12"/>P' = odaberi(P<text:span text:style-name="T42">hyp</text:span>,N)</text:p>
          </table:table-cell>
          <table:table-cell table:style-name="Table1.B2" office:value-type="string">
            <text:p text:style-name="TextAlg"><text:span text:style-name="T17">P' <text:s/></text:span><text:s text:c="2"/>- faze selekcije stvara novu populaciju</text:p>
            <text:p text:style-name="TextAlg"/>
            <text:p text:style-name="P21"><text:span text:style-name="T5">CLONALG1</text:span> <text:s text:c="6"/>- <text:s/>svako antitijelo u sljedećoj <text:s/>generaciji se zamjeni najboljim rješenjem od njegovih <text:s/><text:span text:style-name="T17">beta*N </text:span>hipermutiranih klonova </text:p>
            <text:p text:style-name="TextAlg"><text:span text:style-name="T10">CLONALG2</text:span><text:span text:style-name="T1"> </text:span><text:s text:c="7"/>- odabire <text:s/>se <text:span text:style-name="T17">N</text:span> najboljih antitijela iz populacije P<text:span text:style-name="T45">hyp </text:span></text:p>
          </table:table-cell>
          <table:table-cell table:style-name="Table1.B2" office:value-type="string">
            <text:p text:style-name="TextAlg"><text:span text:style-name="T17">P' <text:s/></text:span><text:s text:c="2"/>- faze selekcije stvara novu populaciju</text:p>
            <text:p text:style-name="TextAlg">Odabire se <text:span text:style-name="T17">N</text:span> najboljih jedinstvenih jedinki koje su preživljele fazu starenja</text:p>
          </table:table-cell>
        </table:table-row>
        <table:table-row>
          <table:table-cell table:style-name="Table1.A1" office:value-type="string">
            <text:p text:style-name="P3"><text:s text:c="12"/>P<text:span text:style-name="T42">birth</text:span> = stvoriNove(d)</text:p>
          </table:table-cell>
          <table:table-cell table:style-name="Table1.B2" office:value-type="string">
            <text:p text:style-name="TextAlg"><text:span text:style-name="T24"><text:s/></text:span><text:span text:style-name="T33">P</text:span><text:span text:style-name="T32">birth</text:span><text:span text:style-name="T21"> </text:span>- stvara se <text:span text:style-name="T17">d</text:span> novih antitijela (slučajnim mehanizmom) kako bi se diverzificirala populacija </text:p>
          </table:table-cell>
          <table:table-cell table:style-name="Table1.B2" office:value-type="string">
            <text:p text:style-name="TextAlg">U slučaju da je fazu starenja preživjelo samo<text:span text:style-name="T17"> d' &lt; N </text:span>jedinki:</text:p>
            <text:p text:style-name="TextAlg"><text:span text:style-name="T33">P</text:span><text:span text:style-name="T32">birth</text:span><text:span text:style-name="T21"> </text:span>- stvara se <text:span text:style-name="T17">d = N-d'</text:span> novih antitijela (slučajnim mehanizmom)</text:p>
          </table:table-cell>
        </table:table-row>
        <table:table-row>
          <table:table-cell table:style-name="Table1.A1" office:value-type="string">
            <text:p text:style-name="P3"><text:s text:c="12"/>P(t+1) = zamijeni(P', Pbirth)</text:p>
          </table:table-cell>
          <table:table-cell table:style-name="Table1.B2" office:value-type="string">
            <text:p text:style-name="TextAlg"><text:span text:style-name="T17">P(t+1)</text:span> - <text:s text:c="2"/><text:span text:style-name="T17">d</text:span> antitijela <text:s/>iz <text:span text:style-name="T2"><text:s/></text:span><text:span text:style-name="T7">P</text:span><text:span text:style-name="T6">birth</text:span> zamjenjuje <text:span text:style-name="T17">d</text:span> antitijela s najmanjim afinitetom iz <text:span text:style-name="T17">P'</text:span></text:p>
          </table:table-cell>
          <table:table-cell table:style-name="Table1.B2" office:value-type="string">
            <text:p text:style-name="TextAlg"><text:span text:style-name="T17">P(t+1)</text:span> - novih <text:span text:style-name="T17">d</text:span> antitijela (ako ih ima) se dodaju u <text:span text:style-name="T17">P' <text:s/></text:span></text:p>
          </table:table-cell>
        </table:table-row>
        <table:table-row>
          <table:table-cell table:style-name="Table1.A1" office:value-type="string">
            <text:p text:style-name="P3"><text:s text:c="12"/>t = t+1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<text:s text:c="5"/>kraj ponavljanja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<text:s text:c="5"/>evaluiraj(P(t), Ag)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kraj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F16" svg:font-family="F16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Corbel" svg:font-family="Corbe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Alg" style:family="paragraph" style:parent-style-name="Text" style:class="extra">
      <style:paragraph-properties fo:margin-top="0.049cm" fo:margin-bottom="0.049cm" fo:background-color="transparent" style:shadow="none">
        <style:background-image/>
      </style:paragraph-properties>
      <style:text-properties style:font-name="Corbel" fo:font-style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jam Skarica</meta:initial-creator>
    <meta:creation-date>2013-12-06T09:20:43.84</meta:creation-date>
    <dc:date>2013-12-22T18:57:02.28</dc:date>
    <dc:creator>Mirjam Skarica</dc:creator>
    <meta:editing-duration>P1DT1H38M3S</meta:editing-duration>
    <meta:editing-cycles>34</meta:editing-cycles>
    <meta:generator>OpenOffice/4.0.1$Win32 OpenOffice.org_project/401m5$Build-9714</meta:generator>
    <meta:document-statistic meta:table-count="1" meta:image-count="0" meta:object-count="11" meta:page-count="1" meta:paragraph-count="110" meta:word-count="1122" meta:character-count="7998"/>
  </office:meta>
</office:document-meta>
</file>

<file path=Object 1/content.xml><?xml version="1.0" encoding="utf-8"?>
<math xmlns="http://www.w3.org/1998/Math/MathML">
  <semantics>
    <mrow>
      <mrow>
        <msub>
          <mi>N</mi>
          <mrow>
            <mi>c</mi>
          </mrow>
        </msub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o stretchy="false">⌊</mo>
        </mrow>
      </mrow>
      <mfrac>
        <mrow>
          <mrow>
            <mi mathvariant="italic">beta</mi>
            <mo stretchy="false">⋅</mo>
            <mi>N</mi>
          </mrow>
        </mrow>
        <mrow>
          <mi>i</mi>
        </mrow>
      </mfrac>
      <mo stretchy="false">⌋</mo>
    </mrow>
    <annotation encoding="StarMath 5.0">N_{c} = sum from{i = 1} to{n}  \lfloor {beta cdot N} over {i}  \rfloor </annotation>
  </semantics>
</math>
</file>

<file path=Object 10/content.xml><?xml version="1.0" encoding="utf-8"?>
<math xmlns="http://www.w3.org/1998/Math/MathML">
  <semantics>
    <mrow>
      <mrow>
        <mi>p</mi>
        <mo stretchy="false">=</mo>
        <msup>
          <mi>e</mi>
          <mrow>
            <mrow>
              <mrow>
                <mo stretchy="false">−</mo>
                <mi>ρ</mi>
              </mrow>
              <mo stretchy="false">⋅</mo>
              <mi>f</mi>
            </mrow>
          </mrow>
        </msup>
      </mrow>
    </mrow>
    <annotation encoding="StarMath 5.0">p = e^{ -ρ cdot f}</annotation>
  </semantics>
</math>
</file>

<file path=Object 14/content.xml><?xml version="1.0" encoding="utf-8"?>
<math xmlns="http://www.w3.org/1998/Math/MathML">
  <semantics>
    <mrow>
      <mrow>
        <mi>p</mi>
        <mo stretchy="false">=</mo>
        <mfrac>
          <mrow>
            <mn>1</mn>
          </mrow>
          <mrow>
            <mi>ρ</mi>
          </mrow>
        </mfrac>
      </mrow>
      <msup>
        <mi>e</mi>
        <mrow>
          <mrow>
            <mo stretchy="false">−</mo>
            <mi>f</mi>
          </mrow>
        </mrow>
      </msup>
    </mrow>
    <annotation encoding="StarMath 5.0">p ={1} over {ρ}  e^{ - f}</annotation>
  </semantics>
</math>
</file>

<file path=Object 2/content.xml><?xml version="1.0" encoding="utf-8"?>
<math xmlns="http://www.w3.org/1998/Math/MathML">
  <semantics>
    <mrow>
      <mo stretchy="false">⌊</mo>
      <mo stretchy="false">⌋</mo>
    </mrow>
    <annotation encoding="StarMath 5.0">\lfloor \rfloor  </annotation>
  </semantics>
</math>
</file>

<file path=Object 3/content.xml><?xml version="1.0" encoding="utf-8"?>
<math xmlns="http://www.w3.org/1998/Math/MathML">
  <semantics>
    <mrow>
      <msub>
        <mi>M</mi>
        <mrow>
          <mi>i</mi>
        </mrow>
      </msub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i>'</mi>
            </mrow>
            <mo stretchy="false">)</mo>
          </mrow>
          <mo stretchy="false">⋅</mo>
          <mrow>
            <mo stretchy="false">(</mo>
            <mrow>
              <mrow>
                <mi>c</mi>
                <mo stretchy="false">⋅</mo>
                <mi>l</mi>
              </mrow>
            </mrow>
            <mo stretchy="false">)</mo>
          </mrow>
        </mrow>
      </mrow>
    </mrow>
    <annotation encoding="StarMath 5.0">M_{i} (f(x)) =(f(x) -f') cdot (c  cdot  l )</annotation>
  </semantics>
</math>
</file>

<file path=Object 4/content.xml><?xml version="1.0" encoding="utf-8"?>
<math xmlns="http://www.w3.org/1998/Math/MathML">
  <semantics>
    <mrow>
      <msub>
        <mi>M</mi>
        <mrow>
          <mi>i</mi>
        </mrow>
      </msub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row>
          <mrow>
            <mrow>
              <mo stretchy="false">(</mo>
              <mrow>
                <mrow>
                  <mn>1</mn>
                  <mo stretchy="false">−</mo>
                  <mfrac>
                    <mrow>
                      <mi>f</mi>
                      <mi>'</mi>
                    </mrow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frac>
                </mrow>
              </mrow>
              <mo stretchy="false">)</mo>
            </mrow>
            <mo stretchy="false">⋅</mo>
            <mrow>
              <mo stretchy="false">(</mo>
              <mrow>
                <mrow>
                  <mi>c</mi>
                  <mo stretchy="false">⋅</mo>
                  <mi>l</mi>
                </mrow>
              </mrow>
              <mo stretchy="false">)</mo>
            </mrow>
          </mrow>
          <mo stretchy="false">+</mo>
          <mrow>
            <mo stretchy="false">(</mo>
            <mrow>
              <mrow>
                <mi>c</mi>
                <mo stretchy="false">⋅</mo>
                <mi>l</mi>
              </mrow>
            </mrow>
            <mo stretchy="false">)</mo>
          </mrow>
        </mrow>
      </mrow>
    </mrow>
    <annotation encoding="StarMath 5.0">M_{i} (f(x)) = (1- {f'} over {f(x)} ) cdot (c  cdot  l ) + (c  cdot  l)
</annotation>
  </semantics>
</math>
</file>

<file path=Object 5/content.xml><?xml version="1.0" encoding="utf-8"?>
<math xmlns="http://www.w3.org/1998/Math/MathML">
  <semantics>
    <mrow>
      <msub>
        <mi>M</mi>
        <mrow>
          <mi>m</mi>
        </mrow>
      </msub>
      <mrow>
        <mrow>
          <mo stretchy="false">(</mo>
          <mrow>
            <mi>x</mi>
          </mrow>
          <mo stretchy="false">)</mo>
        </mrow>
        <mo stretchy="false">=</mo>
        <mrow>
          <mrow>
            <mi>j</mi>
            <mo stretchy="false">−</mo>
            <mi>i</mi>
          </mrow>
          <mo stretchy="false">+</mo>
          <mn>1</mn>
        </mrow>
      </mrow>
    </mrow>
    <annotation encoding="StarMath 5.0">M_{m}(x) = j-i +1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i mathvariant="italic">round</mi>
      </mrow>
      <mrow>
        <mo stretchy="false">(</mo>
        <mrow>
          <mrow>
            <mi>N</mi>
            <mo stretchy="false">∗</mo>
            <mi mathvariant="italic">beta</mi>
          </mrow>
        </mrow>
        <mo stretchy="false">)</mo>
      </mrow>
    </mrow>
    <annotation encoding="StarMath 5.0">sum from{i = 1} to{n}  round(N*beta) </annotation>
  </semantics>
</math>
</file>

<file path=Object 7/content.xml><?xml version="1.0" encoding="utf-8"?>
<math xmlns="http://www.w3.org/1998/Math/MathML">
  <semantics>
    <mrow>
      <mrow>
        <mrow>
          <mi>i</mi>
          <mo stretchy="false">&lt;</mo>
          <mi>j</mi>
        </mrow>
        <mo stretchy="false">⩽</mo>
        <mi>l</mi>
      </mrow>
    </mrow>
    <annotation encoding="StarMath 5.0">i &lt; j  leslant l</annotation>
  </semantics>
</math>
</file>

<file path=Object 8/content.xml><?xml version="1.0" encoding="utf-8"?>
<math xmlns="http://www.w3.org/1998/Math/MathML">
  <semantics>
    <mrow>
      <msub>
        <mi>P</mi>
        <mrow>
          <mi mathvariant="italic">prezivljavanja</mi>
        </mrow>
      </msub>
      <mrow>
        <mrow>
          <mo stretchy="false">(</mo>
          <mrow>
            <msub>
              <mi>τ</mi>
              <mi>B</mi>
            </msub>
          </mrow>
          <mo stretchy="false">)</mo>
        </mrow>
        <mo stretchy="false">=</mo>
        <mrow>
          <mn>1</mn>
          <mo stretchy="false">−</mo>
          <msup>
            <mi>e</mi>
            <mrow>
              <mrow>
                <mo stretchy="false">−</mo>
                <mi>ln</mi>
              </mrow>
              <mrow>
                <mrow>
                  <mo stretchy="false">(</mo>
                  <mrow>
                    <mn>2</mn>
                  </mrow>
                  <mo stretchy="false">)</mo>
                </mrow>
                <mo stretchy="false">/</mo>
                <msub>
                  <mi>τ</mi>
                  <mi>B</mi>
                </msub>
              </mrow>
            </mrow>
          </msup>
        </mrow>
      </mrow>
    </mrow>
    <annotation encoding="StarMath 5.0">P_{prezivljavanja} (τ_B) = 1- e^{-ln(2)/ τ_B }</annotation>
  </semantics>
</math>
</file>

<file path=Object 9/content.xml><?xml version="1.0" encoding="utf-8"?>
<math xmlns="http://www.w3.org/1998/Math/MathML">
  <semantics>
    <mrow>
      <mo stretchy="false">⌊</mo>
      <mrow>
        <mi>p</mi>
        <mo stretchy="false">⋅</mo>
        <mi>l</mi>
      </mrow>
      <mo stretchy="false">⌋</mo>
    </mrow>
    <annotation encoding="StarMath 5.0">\lfloor p cdot l \rfloor  </annotation>
  </semantics>
</math>
</file>